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0d663e"/>
    </style:style>
    <style:style style:name="P3" style:family="paragraph" style:parent-style-name="Standard" style:list-style-name="L1">
      <style:text-properties officeooo:rsid="000d663e" officeooo:paragraph-rsid="000d663e"/>
    </style:style>
    <style:style style:name="T1" style:family="text">
      <style:text-properties officeooo:rsid="000d66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Анализ информационных моделей</text:p>
          <text:list>
            <text:list-item>
              <text:p text:style-name="P3">нет</text:p>
            </text:list-item>
          </text:list>
        </text:list-item>
        <text:list-item>
          <text:p text:style-name="P2">Построение таблиц истинности логических выражений</text:p>
          <text:list>
            <text:list-item>
              <text:p text:style-name="P3">строки с пропущенными значениями</text:p>
            </text:list-item>
          </text:list>
        </text:list-item>
        <text:list-item>
          <text:p text:style-name="P1">Поиск информации в реляционных базах данных</text:p>
          <text:list>
            <text:list-item>
              <text:p text:style-name="P3">нет</text:p>
            </text:list-item>
          </text:list>
        </text:list-item>
        <text:list-item>
          <text:p text:style-name="P1">Кодирование и декодирование информации</text:p>
          <text:list>
            <text:list-item>
              <text:p text:style-name="P3">нет</text:p>
            </text:list-item>
          </text:list>
        </text:list-item>
        <text:list-item>
          <text:p text:style-name="P1">Анализ и построение алгоритмов для исполнителей</text:p>
          <text:list>
            <text:list-item>
              <text:p text:style-name="P2"><text:span text:style-name="T1">Посимвольное двоичное преобразование</text:span></text:p>
            </text:list-item>
            <text:list-item>
              <text:p text:style-name="P2">Посимвольное десятичное преобразование</text:p>
            </text:list-item>
          </text:list>
        </text:list-item>
        <text:list-item>
          <text:p text:style-name="P1">Определение результатов работы простейших алгоритмов</text:p>
          <text:list>
            <text:list-item>
              <text:p text:style-name="P3">нет</text:p>
            </text:list-item>
          </text:list>
        </text:list-item>
        <text:list-item>
          <text:p text:style-name="P1">Кодирование и декодирование информации. Передача информации</text:p>
          <text:list>
            <text:list-item>
              <text:p text:style-name="P3">нет</text:p>
            </text:list-item>
          </text:list>
        </text:list-item>
        <text:list-item>
          <text:p text:style-name="P1">Перебор слов и системы счисления</text:p>
          <text:list>
            <text:list-item>
              <text:p text:style-name="P3">нет</text:p>
            </text:list-item>
          </text:list>
        </text:list-item>
        <text:list-item>
          <text:p text:style-name="P1">Работа с таблицами</text:p>
          <text:list>
            <text:list-item>
              <text:p text:style-name="P3">нет</text:p>
            </text:list-item>
          </text:list>
        </text:list-item>
        <text:list-item>
          <text:p text:style-name="P1">Поиск символов в текстовом редакторе</text:p>
          <text:list>
            <text:list-item>
              <text:p text:style-name="P3">нет</text:p>
            </text:list-item>
          </text:list>
        </text:list-item>
        <text:list-item>
          <text:p text:style-name="P1">Вычисление количества информации</text:p>
          <text:list>
            <text:list-item>
              <text:p text:style-name="P3">нет</text:p>
            </text:list-item>
          </text:list>
        </text:list-item>
        <text:list-item>
          <text:p text:style-name="P1">Выполнение алгоритмов для исполнителей</text:p>
          <text:list>
            <text:list-item>
              <text:p text:style-name="P3">Исполнитель редактор</text:p>
            </text:list-item>
          </text:list>
        </text:list-item>
        <text:list-item>
          <text:p text:style-name="P1">Организация компьютерных сетей. Адресация</text:p>
          <text:list>
            <text:list-item>
              <text:p text:style-name="P3">нет</text:p>
            </text:list-item>
          </text:list>
        </text:list-item>
        <text:list-item>
          <text:p text:style-name="P1">Кодирование чисел. Системы счисления</text:p>
          <text:list>
            <text:list-item>
              <text:p text:style-name="P1">Операции в разных СС с двумя переменными</text:p>
            </text:list-item>
            <text:list-item>
              <text:p text:style-name="P1">Операции в разных СС с одной переменной</text:p>
            </text:list-item>
            <text:list-item>
              <text:p text:style-name="P1">Операции в одной СС </text:p>
            </text:list-item>
            <text:list-item>
              <text:p text:style-name="P1">Прямое сложение в СС</text:p>
            </text:list-item>
          </text:list>
        </text:list-item>
        <text:list-item>
          <text:p text:style-name="P1">Преобразование логических выражений</text:p>
          <text:list>
            <text:list-item>
              <text:p text:style-name="P1">Побитовая конъюнкция </text:p>
            </text:list-item>
            <text:list-item>
              <text:p text:style-name="P1">Числовые отрезки </text:p>
            </text:list-item>
            <text:list-item>
              <text:p text:style-name="P1">Координатная плоскость </text:p>
            </text:list-item>
            <text:list-item>
              <text:p text:style-name="P1">Разное </text:p>
            </text:list-item>
          </text:list>
        </text:list-item>
        <text:list-item>
          <text:p text:style-name="P1">Рекурсивные алгоритмы</text:p>
          <text:list>
            <text:list-item>
              <text:p text:style-name="P1">Рекурсивные функции с возвращаемыми значениями</text:p>
            </text:list-item>
            <text:list-item>
              <text:p text:style-name="P1">Алгоритмы, опирающиеся на несколько предыдущих значений </text:p>
            </text:list-item>
            <text:list-item>
              <text:p text:style-name="P1">Алгоритмы, опирающиеся на одно предыдущее значение</text:p>
            </text:list-item>
          </text:list>
        </text:list-item>
        <text:list-item>
          <text:p text:style-name="P1">Обработки числовой последовательности</text:p>
          <text:list>
            <text:list-item>
              <text:p text:style-name="P3">да</text:p>
            </text:list-item>
          </text:list>
        </text:list-item>
        <text:list-item>
          <text:p text:style-name="P1">Робот-сборщик монет </text:p>
          <text:list>
            <text:list-item>
              <text:p text:style-name="P3">нет</text:p>
            </text:list-item>
          </text:list>
        </text:list-item>
        <text:list-item>
          <text:p text:style-name="P1">Выигрышная стратегия. Задание 1</text:p>
          <text:list>
            <text:list-item>
              <text:p text:style-name="P3">одна куча</text:p>
            </text:list-item>
            <text:list-item>
              <text:p text:style-name="P3">две кучи</text:p>
            </text:list-item>
          </text:list>
        </text:list-item>
        <text:list-item>
          <text:p text:style-name="P1">Выигрышная стратегия. Задание 2</text:p>
          <text:list>
            <text:list-item>
              <text:p text:style-name="P3">одна куча</text:p>
            </text:list-item>
            <text:list-item>
              <text:p text:style-name="P3">две кучи</text:p>
            </text:list-item>
          </text:list>
        </text:list-item>
        <text:list-item>
          <text:p text:style-name="P1">Выигрышная стратегия. Задание 3</text:p>
          <text:list>
            <text:list-item>
              <text:p text:style-name="P3"><text:soft-page-break/>одна куча</text:p>
            </text:list-item>
            <text:list-item>
              <text:p text:style-name="P3">две кучи</text:p>
            </text:list-item>
          </text:list>
        </text:list-item>
        <text:list-item>
          <text:p text:style-name="P1">Многопроцессорные системы</text:p>
          <text:list>
            <text:list-item>
              <text:p text:style-name="P3">нет</text:p>
            </text:list-item>
          </text:list>
        </text:list-item>
        <text:list-item>
          <text:p text:style-name="P1">Оператор присваивания и ветвления. Перебор вариантов, построение дерева</text:p>
          <text:list>
            <text:list-item>
              <text:p text:style-name="P1">Количество программ с обязательным этапом</text:p>
            </text:list-item>
            <text:list-item>
              <text:p text:style-name="P1">Количество программ с избегаемым этапом</text:p>
            </text:list-item>
            <text:list-item>
              <text:p text:style-name="P1">Количество программ с обязательным и избегаемым этапами </text:p>
            </text:list-item>
            <text:list-item>
              <text:p text:style-name="P1">Поиск количества программ по заданному числу</text:p>
            </text:list-item>
          </text:list>
        </text:list-item>
        <text:list-item>
          <text:p text:style-name="P2">Обработка символьных строк</text:p>
          <text:list>
            <text:list-item>
              <text:p text:style-name="P3">да</text:p>
            </text:list-item>
          </text:list>
        </text:list-item>
        <text:list-item>
          <text:p text:style-name="P1">Обработка целочисленной информации</text:p>
          <text:list>
            <text:list-item>
              <text:p text:style-name="P3">да</text:p>
            </text:list-item>
          </text:list>
        </text:list-item>
        <text:list-item>
          <text:p text:style-name="P1">Обработка целочисленной информации</text:p>
          <text:list>
            <text:list-item>
              <text:p text:style-name="P3">да</text:p>
            </text:list-item>
          </text:list>
        </text:list-item>
        <text:list-item>
          <text:p text:style-name="P1">Программирование</text:p>
          <text:list>
            <text:list-item>
              <text:p text:style-name="P3">да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21:55:19.369937911</meta:creation-date>
    <dc:date>2024-02-02T22:19:58.019058597</dc:date>
    <meta:editing-duration>PT24M41S</meta:editing-duration>
    <meta:editing-cycles>1</meta:editing-cycles>
    <meta:generator>LibreOffice/7.6.3.2$Linux_X86_64 LibreOffice_project/4fe86607b5ac922e55f140471fda9b60bdaa980d</meta:generator>
    <meta:document-statistic meta:table-count="0" meta:image-count="0" meta:object-count="0" meta:page-count="2" meta:paragraph-count="69" meta:word-count="284" meta:character-count="1860" meta:non-whitespace-character-count="1706"/>
  </office:meta>
</office:document-meta>
</file>